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95in"/>
    </style:style>
    <style:style style:name="co2" style:family="table-column">
      <style:table-column-properties fo:break-before="auto" style:column-width="3.9327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1.251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3764in" fo:break-before="auto" style:use-optimal-row-height="fals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16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 style:data-style-name="N37">
      <style:table-cell-properties fo:background-color="#e6e6e6" style:text-align-source="fix" style:repeat-content="false" fo:border="0.0008in solid #000000"/>
      <style:paragraph-properties fo:text-align="start" fo:margin-left="0in"/>
      <style:text-properties style:font-name="Verdana" fo:font-size="10pt"/>
    </style:style>
    <style:style style:name="ce10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2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5" style:family="table-cell" style:parent-style-name="Default">
      <style:table-cell-properties fo:background-color="transparent"/>
      <style:text-properties style:font-name="Verdana" fo:font-size="10pt"/>
    </style:style>
    <style:style style:name="ce16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7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346in solid #000000" style:text-align-source="fix" style:repeat-content="false" fo:background-color="transparent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Verdana" fo:font-size="10pt"/>
    </style:style>
    <style:style style:name="ce20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1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2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</office:automatic-styles>
  <office:body>
    <office:spreadsheet>
      <table:table table:name="Simple Axis Sever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date" office:date-value="2007-05-09" table:number-columns-spanned="2" table:number-rows-spanned="1">
            <text:p>05/09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3"/>
          <table:table-cell table:style-name="ce18" office:value-type="string">
            <text:p>P</text:p>
          </table:table-cell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 office:value-type="string">
            <text:p>P</text:p>
          </table:table-cell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 office:value-type="string">
            <text:p>P</text:p>
          </table:table-cell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date" office:date-value="2007-05-09" table:number-columns-spanned="2" table:number-rows-spanned="1">
            <text:p>05/09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Apache2.2.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guththil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date" office:date-value="2007-05-09" table:number-columns-spanned="2" table:number-rows-spanned="1">
            <text:p>05/09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 office:value-type="string">
            <text:p>P</text:p>
          </table:table-cell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3"/>
          <table:table-cell table:style-name="ce18" office:value-type="string">
            <text:p>P</text:p>
          </table:table-cell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14"/>
          <table:table-cell table:style-name="ce19" office:value-type="string">
            <text:p>P</text:p>
          </table:table-cell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guththila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date" office:date-value="2007-07-09" table:number-columns-spanned="2" table:number-rows-spanned="1">
            <text:p>07/09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Apache2.2.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imple Axis Sever with libcurl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date" office:date-value="2007-06-09" table:number-columns-spanned="2" table:number-rows-spanned="1">
            <text:p>06/09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Simple Axis Server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 office:value-type="string">
            <text:p>C</text:p>
          </table:table-cell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pache2 with libcurl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number-columns-repeated="248" table:default-cell-style-name="ce8"/>
        <table:table-row table:style-name="ro1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5" table:number-columns-repeated="4"/>
          <table:table-cell table:number-columns-repeated="249"/>
        </table:table-row>
        <table:table-row table:style-name="ro2">
          <table:table-cell table:style-name="ce2" office:value-type="string">
            <text:p>Date</text:p>
          </table:table-cell>
          <table:table-cell table:style-name="ce9" office:value-type="date" office:date-value="2007-07-09" table:number-columns-spanned="2" table:number-rows-spanned="1">
            <text:p>07/09/07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Name</text:p>
          </table:table-cell>
          <table:table-cell table:style-name="ce10" office:value-type="string" table:number-columns-spanned="2" table:number-rows-spanned="1">
            <text:p>Evanthika Amarasiri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Platform</text:p>
          </table:table-cell>
          <table:table-cell table:style-name="ce11" office:value-type="string" table:number-columns-spanned="2" table:number-rows-spanned="1">
            <text:p>Windows XP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istribution</text:p>
          </table:table-cell>
          <table:table-cell table:style-name="ce11" office:value-type="string" table:number-columns-spanned="2" table:number-rows-spanned="1">
            <text:p>Source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2">
          <table:table-cell table:style-name="ce2" office:value-type="string">
            <text:p>Deployment</text:p>
          </table:table-cell>
          <table:table-cell table:style-name="ce11" office:value-type="string" table:number-columns-spanned="2" table:number-rows-spanned="1">
            <text:p>Apache2.2.4</text:p>
          </table:table-cell>
          <table:covered-table-cell table:style-name="ce10"/>
          <table:table-cell table:style-name="ce16"/>
          <table:table-cell table:style-name="ce17" table:number-columns-repeated="3"/>
          <table:table-cell table:number-columns-repeated="249"/>
        </table:table-row>
        <table:table-row table:style-name="ro3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2" office:value-type="string">
            <text:p>Test case</text:p>
          </table:table-cell>
          <table:table-cell table:style-name="ce12" office:value-type="string">
            <text:p>Test 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text:p>Actual Result</text:p>
          </table:table-cell>
          <table:table-cell table:style-name="ce12" office:value-type="string">
            <text:p>Status </text:p>
          </table:table-cell>
          <table:table-cell table:style-name="ce20" office:value-type="string">
            <text:p>Notes/Jira list</text:p>
          </table:table-cell>
          <table:table-cell table:number-columns-repeated="24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3" office:value-type="string">
            <text:p>Savan Client subscrip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3" office:value-type="string">
            <text:p>Publication of a test event and a listener service receiving this event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8"/>
          <table:table-cell table:style-name="ce21"/>
          <table:table-cell table:style-name="ce7"/>
          <table:table-cell table:number-columns-repeated="248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4" office:value-type="string">
            <text:p>Savan samples against a java service</text:p>
          </table:table-cell>
          <table:table-cell table:style-name="ce14"/>
          <table:table-cell table:style-name="ce14" office:value-type="string">
            <text:p>Sample should be successful.</text:p>
          </table:table-cell>
          <table:table-cell table:style-name="ce23" office:value-type="string">
            <text:p>P</text:p>
          </table:table-cell>
          <table:table-cell table:style-name="ce19"/>
          <table:table-cell table:style-name="ce22"/>
          <table:table-cell table:style-name="ce7"/>
          <table:table-cell table:number-columns-repeated="248"/>
        </table:table-row>
        <table:table-row table:style-name="ro3" table:number-rows-repeated="16">
          <table:table-cell table:style-name="ce7" table:number-columns-repeated="8"/>
          <table:table-cell table:number-columns-repeated="248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7">09/07/2007</text:date>, <text:time>14:0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9-07T14:06:35</dc:date>
    <dc:language>en-US</dc:language>
    <meta:editing-cycles>44</meta:editing-cycles>
    <meta:editing-duration>PT8H41M32S</meta:editing-duration>
    <meta:user-defined meta:name="Info 1"/>
    <meta:user-defined meta:name="Info 2"/>
    <meta:user-defined meta:name="Info 3"/>
    <meta:user-defined meta:name="Info 4"/>
    <meta:document-statistic meta:table-count="6" meta:cell-count="184"/>
  </office:meta>
</office:document-meta>
</file>